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22000000223083BB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Standard">
      <style:text-properties officeooo:rsid="0057321f" officeooo:paragraph-rsid="0057321f"/>
    </style:style>
    <style:style style:name="P4" style:family="paragraph" style:parent-style-name="Standard">
      <style:text-properties officeooo:rsid="0057321f" officeooo:paragraph-rsid="00ce4fc6"/>
    </style:style>
    <style:style style:name="P5" style:family="paragraph" style:parent-style-name="Standard">
      <style:text-properties officeooo:rsid="005e76b5" officeooo:paragraph-rsid="006c9f6e"/>
    </style:style>
    <style:style style:name="P6" style:family="paragraph" style:parent-style-name="Standard">
      <style:text-properties officeooo:rsid="00735414" officeooo:paragraph-rsid="00818527"/>
    </style:style>
    <style:style style:name="P7" style:family="paragraph" style:parent-style-name="Standard">
      <style:text-properties officeooo:rsid="0085687e" officeooo:paragraph-rsid="009e3450"/>
    </style:style>
    <style:style style:name="P8" style:family="paragraph" style:parent-style-name="Standard">
      <style:text-properties officeooo:rsid="00dafa2c" officeooo:paragraph-rsid="00dafa2c"/>
    </style:style>
    <style:style style:name="P9" style:family="paragraph" style:parent-style-name="Standard">
      <style:text-properties officeooo:rsid="00ddbf8f" officeooo:paragraph-rsid="00ddbf8f"/>
    </style:style>
    <style:style style:name="P10" style:family="paragraph" style:parent-style-name="Standard">
      <style:text-properties officeooo:rsid="00eb886c" officeooo:paragraph-rsid="00f59f77"/>
    </style:style>
    <style:style style:name="P11" style:family="paragraph" style:parent-style-name="Standard">
      <style:text-properties officeooo:rsid="01001564" officeooo:paragraph-rsid="01001564"/>
    </style:style>
    <style:style style:name="P12" style:family="paragraph" style:parent-style-name="Standard">
      <style:text-properties officeooo:paragraph-rsid="00570938"/>
    </style:style>
    <style:style style:name="P13" style:family="paragraph" style:parent-style-name="Standard">
      <style:text-properties officeooo:rsid="00570938" officeooo:paragraph-rsid="00570938"/>
    </style:style>
    <style:style style:name="P14" style:family="paragraph" style:parent-style-name="Standard">
      <style:text-properties officeooo:rsid="0111c7e2" officeooo:paragraph-rsid="0111c7e2"/>
    </style:style>
    <style:style style:name="P15" style:family="paragraph" style:parent-style-name="Standard">
      <style:text-properties officeooo:rsid="00a2d36d" officeooo:paragraph-rsid="00b461b9"/>
    </style:style>
    <style:style style:name="P16" style:family="paragraph" style:parent-style-name="Standard">
      <style:text-properties officeooo:rsid="011a2c8a" officeooo:paragraph-rsid="011e3880"/>
    </style:style>
    <style:style style:name="P17" style:family="paragraph" style:parent-style-name="Standard">
      <style:text-properties officeooo:rsid="011f99cd" officeooo:paragraph-rsid="011f99cd"/>
    </style:style>
    <style:style style:name="P18" style:family="paragraph" style:parent-style-name="Author">
      <style:text-properties officeooo:rsid="00bb700a" officeooo:paragraph-rsid="00bb700a"/>
    </style:style>
    <style:style style:name="P19" style:family="paragraph" style:parent-style-name="Standard">
      <style:paragraph-properties fo:break-before="page"/>
      <style:text-properties officeooo:rsid="00a2d36d" officeooo:paragraph-rsid="00b461b9"/>
    </style:style>
    <style:style style:name="P20" style:family="paragraph" style:parent-style-name="Quotations">
      <style:text-properties officeooo:rsid="010c5533" officeooo:paragraph-rsid="010c5533"/>
    </style:style>
    <style:style style:name="P21" style:family="paragraph" style:parent-style-name="Heading_20_1">
      <style:paragraph-properties fo:break-before="page"/>
      <style:text-properties officeooo:rsid="00d6ae1b" officeooo:paragraph-rsid="00d6ae1b"/>
    </style:style>
    <style:style style:name="T1" style:family="text">
      <style:text-properties officeooo:rsid="008df78f"/>
    </style:style>
    <style:style style:name="T2" style:family="text">
      <style:text-properties officeooo:rsid="005780fa"/>
    </style:style>
    <style:style style:name="T3" style:family="text">
      <style:text-properties officeooo:rsid="006013a4"/>
    </style:style>
    <style:style style:name="T4" style:family="text">
      <style:text-properties officeooo:rsid="0086e15d"/>
    </style:style>
    <style:style style:name="T5" style:family="text">
      <style:text-properties fo:font-size="24pt" style:font-size-asian="24pt" style:font-size-complex="24pt"/>
    </style:style>
    <style:style style:name="T6" style:family="text">
      <style:text-properties officeooo:rsid="00a2dbcd"/>
    </style:style>
    <style:style style:name="T7" style:family="text">
      <style:text-properties style:font-name="Ubuntu Mono2" officeooo:rsid="005780fa"/>
    </style:style>
    <style:style style:name="T8" style:family="text">
      <style:text-properties officeooo:rsid="00dc86c7"/>
    </style:style>
    <style:style style:name="T9" style:family="text">
      <style:text-properties officeooo:rsid="00e1eef3"/>
    </style:style>
    <style:style style:name="T10" style:family="text">
      <style:text-properties officeooo:rsid="00ecff93"/>
    </style:style>
    <style:style style:name="T11" style:family="text">
      <style:text-properties officeooo:rsid="0100846b"/>
    </style:style>
    <style:style style:name="T12" style:family="text">
      <style:text-properties officeooo:rsid="010d4541"/>
    </style:style>
    <style:style style:name="T13" style:family="text">
      <style:text-properties officeooo:rsid="0110a19d"/>
    </style:style>
    <style:style style:name="T14" style:family="text">
      <style:text-properties officeooo:rsid="01133137"/>
    </style:style>
    <style:style style:name="T15" style:family="text">
      <style:text-properties officeooo:rsid="01187deb"/>
    </style:style>
    <style:style style:name="T16" style:family="text">
      <style:text-properties officeooo:rsid="011bf5f7"/>
    </style:style>
    <style:style style:name="T17" style:family="text">
      <style:text-properties officeooo:rsid="0120bc0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50%" draw:contrast="0%" draw:red="0%" draw:green="45%" draw:blue="0%" draw:gamma="1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Obraz3" text:anchor-type="paragraph" svg:x="14.942cm" svg:y="-0.482cm" svg:width="2cm" svg:height="2cm" draw:z-index="0"><draw:image xlink:href="../../logos/chameleon.svg" xlink:type="simple" xlink:show="embed" xlink:actuate="onLoad"/><draw:image xlink:href="Pictures/1000020100000022000000223083BB64.png" xlink:type="simple" xlink:show="embed" xlink:actuate="onLoad"/></draw:frame><text:span text:style-name="T5">Cameleonica</text:span><text:line-break/>safe cryptographic steganographic advanced filesystem</text:p>
      <text:p text:style-name="P18">Arkadiusz Bulski</text:p>
      <text:h text:style-name="Heading_20_1" text:outline-level="1">Abstract</text:h>
      <text:p text:style-name="Text_20_body">This paper explains what the mission statement is for the project, the end-goals to be ultimately achieved. Purposefully omitted are any technical details and means to ends. Overall project is mostly described through basic definitions and examples. Use cases <text:span text:style-name="T15">showing</text:span> obvious benefits are <text:span text:style-name="T13">also </text:span>presented. </text:p>
      <text:p text:style-name="Text_20_body"/>
      <text:h text:style-name="Heading_20_1" text:outline-level="1">Introduction</text:h>
      <text:p text:style-name="Quotations">Cameleonica is a safe cryptographic steganographic advanced filesystem. </text:p>
      <text:p text:style-name="P13">This succinct definition best describes the overall project (and is the official description for the project on GitHub). That is however exactly because it uses loaded terms. Each of the terms carries a very elaborate meaning which will be discussed below. Above statement can also be summarized as: </text:p>
      <text:p text:style-name="P12"/>
      <text:p text:style-name="P20">It aims to guarantee confidentiality, authenticity, plausible deniability, <text:span text:style-name="T12">transactions, snapshots and versioning, instantaneous copying, permanent deletion, high performance and low delays, compression, and hashing.</text:span></text:p>
      <text:p text:style-name="P2">These properties are more elaborately explained through definitions and examples:</text:p>
      <text:p text:style-name="P2"/>
      <text:p text:style-name="P4">Filesystem is a data structure that maps <text:span text:style-name="T2">a hierarchy of regular files and directories into a flat file that acts as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text:span text:style-name="T7">fallocate</text:span><text:span text:style-name="T2"> allows to remove a range of bytes without leaving a hole, stitching together both sides. For another example, </text:span><text:span text:style-name="T7">creat</text:span><text:span text:style-name="T2"> can create a nameless file that can later be renamed and thus saved. Replacing files is an atomic action, often used as means of ensuring one of the two versions remain on disk. All these semantics are interesting but are not the selling point for Cameleonica. They only build a foundation for general purpose filesystem. </text:span></text:p>
      <text:p text:style-name="P3"/>
      <text:p text:style-name="P5">Cryptographic filesystem <text:span text:style-name="T3">is a filesystem that provides two attributes: confidentiality and authenticity. Confidentiality is a property that easily translates to filesystems. If a </text:span><text:soft-page-break/><text:span text:style-name="T3">filesystem is encrypted, it should not reveal any information about it's file structure, file names, sizes or content until a valid password is provided. Authenticity is a property that guarantees that the files read now are the files written earlier. That is, a valid password must be provided before any changes can be made to the file structure. No file can be moved, truncated, or it's content changed without a valid password. Random, unintelligible changes to files are not allowed to remain undetected. If bytes being read were modified without a valid password, an error must be returned upon read. It is not allowed for read to return garbage bytes in this situation. </text:span></text:p>
      <text:p text:style-name="P5"/>
      <text:p text:style-name="P6">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remaining valid passwords do not get revealed. That is, existence of other valid passwords remain concealed, on top of their corresponding file structures remaining encrypted. Steganographic confidentiality is a stronger notion than cryptographic confidentiality. Multiple independent valid passwords can exist at same time. Cryptography usually deals with only one password at a time, as far as human interaction goes. More importantly, the mere existence of that one password is hardly a secret. In steganography, one password must necessarily not lead to discovery of other valid passwords. Cryptography is concerned with keeping the content concealed, not with concealing the content's very existence. </text:p>
      <text:p text:style-name="P6"/>
      <text:p text:style-name="P7">Safe filesystem is a filesystem that refuses to <text:span text:style-name="T4">become unusable or loose access to already established content in event of abrupt interruption. Modern filesystems are able to reliably recover after an unexpected power loss encountered at any point in time. This safety guarantee comes without any extra settings turned on. It is commonly expected from any popular filesystem to handle interruptions gracefully. However, commonly established semantics are far from being acceptab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while overwriting the destination. Old destination file gets truncated to zero before new content is copied into it, which may take several minutes. After interruption, user can expect old content to be gone while new content is only partially present, ending at random location. This outcome is also unacceptable. Old content from before truncation should be available for recovery. Another scenario is when a program modifies a series of files in a related way. Rotating pictures in a photo album can serve as an example. User could not only expect a rotation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Snapshot infrastructure should retain the state of file structure after every significant change, automatically and transparently. Usable recovery scenario should be easily discoverable for any of mentioned scenarios. </text:span></text:p>
      <text:p text:style-name="P7"/>
      <text:p text:style-name="P15">Advanced filesystem is a filesystem with outstanding usability. Usability can be meant as performance (close to maximum speeds of underlying hardware), as functionality (<text:span text:style-name="T6">instant copying), as security (deletions equivalent to permanent wiping), as safety </text:span><text:soft-page-break/><text:span text:style-name="T6">(versioning, snapshots), as utilisation (transparent compression), as integration (speeding up utilities). Performance of modern filesystems is getting close to physical limitations of underlying hard-drives. Processing of big files would be expected to be happening at throughputs close to possible maximum. Processing of small files would be expected to be happening without a delay due to write-back caches. Functionality of modern filesystems is mostly ancient. Paradigm of opening a file for writing, then changing it one fragment at a time, has not changed since practically ever. There is still room for change tho. Hard-links were invented as means of instantaneous forking of files. This however only works in a read-write fashion. It is possible to achieve similar characteristics for copying operation, resulting in a read-only fork. This is functionally equivalent to single file versioning. Secure deletion is another area where modern filesystems are lacking. Wiping files is not practical. User has to manually take action, and if he fails to do it right, unwanted evidence remains basically forever. File removal could be made quick and permanent using basic cryptography. Versioning is another functionality that is commonly missing. Risk could be minimized by underlying filesystem by automatically savepointing after every change, regularly savepointing for later review, and manually savepointing at user discretion. Disk utilisation can be increased through compression of selected files. Compression can happen transparently, without distracting the user, and with delay, without the user waiting for addition computation to be done. Hashing can also be speeded up when using common utilities. Filesystem can compute file checksums <text:s/>and provide them to system utilities when they are about to compute it themselves. Computation can also be delayed, computed in advance when system is idle and cached for future use. System utilities can be modified to take advantage of cached checksums. </text:span></text:p>
      <text:p text:style-name="P15"/>
      <text:p text:style-name="P15"><draw:frame draw:style-name="fr2" draw:name="Obraz2" text:anchor-type="paragraph" svg:width="15.695cm" svg:height="12.871cm" draw:z-index="1"><draw:image xlink:href="../characteristics.png" xlink:type="simple" xlink:show="embed" xlink:actuate="onLoad"/></draw:frame></text:p>
      <text:h text:style-name="P21" text:outline-level="1">Use cases</text:h>
      <text:p text:style-name="P8">People <text:span text:style-name="T8">with different needs can benefit from using a versatile filesystem. There are several reasons why one might want to use certain functionality. Provided below are possible scenarios of people benefiting from different subsets of functionality:</text:span></text:p>
      <text:p text:style-name="P8"/>
      <text:p text:style-name="P9">Graphic designer. He works at an advertising company. Everyday he edits images and photographs provided by his agency. <text:span text:style-name="T9">At regular meetings he exchanges materials with his coworkers, where everybody copy source materials from anybody else and also copy their produced work to their superiors drives. Quick processing of medium sized files is beneficial, as it regularly saves time. After morning meeting, he started working on his last assignment. He would like to browse history of his changes to see what remains to be done. Regular snapshots and individual file versioning makes reviewing his work easy. He can now resume his work. While editing an image, his editor crashed. He would like to revert to a state few changes back but the image was saved after they were made and there is no undo possible after editor was closed. Filesystem keeps a continuous history of recent changes and fine grained undo is possible. He can revert to a state from after last save, and the save before, and the one before that. After a day worth of work, he copies his current work into project archive overwriting yesterdays version with todays. Right after he started copying files power went off. After power was restored, old version was gone and new version was only partially copied. Replacing operation triggered a savepoint however, and old version was quickly recovered. New version was then copied again and finished successfully. </text:span></text:p>
      <text:p text:style-name="P9"/>
      <text:p text:style-name="P10">Human rights activist. She works for a local newspaper. <text:span text:style-name="T10">Country in which they operate is ruled by an oppressive regime. Her daily job activities revolve around gathering incoming reports and writing articles to be printed. She drives a lot around the country and encounters random checkpoints. She must protect her sources and cannot allow her notes to be seized by an opportunist militia sold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Ultimately, no evidence is found on her computer showing that she hides any documents and she is let go. </text:span></text:p>
      <text:p text:style-name="P10"/>
      <text:p text:style-name="P11">Medical center maintenance <text:span text:style-name="T11">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Medical center has an </text:span><text:soft-page-break/><text:span text:style-name="T11">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 to be purged permanently or the center would be liable and would have to pay damages. He can rest assured that formatting drives destroyed everything permanently as the filesystem guarantees it. </text:span></text:p>
      <text:p text:style-name="P11"/>
      <text:p text:style-name="P14">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4">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
      <text:p text:style-name="P16">Computer forensics expert. He works for FBI as a consultant. He is often being sent to crime-scenes to secure evidence. <text:span text:style-name="T16">When a computer gets seized his job is to make disk images of confiscated hard-drives. Disk images take a huge amount of space. High throughput is necessary to make copies in acceptable amount of time. After copies are done, he needs to keep the copies in his possession until later. Court later demands evidence to be presented and jury needs to be assured that these copies were not modified after being obtained. The expert was the only user with a password and filesystem can guarantee that noone else could write to the filesystem. </text:span></text:p>
      <text:p text:style-name="P16"/>
      <text:p text:style-name="P17">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7">executives are relieved that there was no major loss and a new laptop was issued to the employee. </text:span></text:p>
      <text:p text:style-name="P17"/>
      <text:p text:style-name="P19"><draw:frame draw:style-name="fr3" draw:name="Obraz1" text:anchor-type="paragraph" svg:width="16.357cm" svg:height="25.495cm" draw:z-index="2"><draw:image xlink:href="../usecases.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3-30T22:44:59.277104646">2015-03-30</text:date></text:span><text:span text:style-name="MT1"><text:tab/>Page </text:span><text:span text:style-name="MT1"><text:page-number text:select-page="current">6</text:page-number></text:span><text:span text:style-name="MT1"> of </text:span><text:span text:style-name="MT1"><text:page-count>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T22H23M40S</meta:editing-duration>
    <meta:editing-cycles>184</meta:editing-cycles>
    <meta:generator>LibreOffice/4.2.7.2$Linux_X86_64 LibreOffice_project/420m0$Build-2</meta:generator>
    <dc:date>2015-03-30T22:44:59.162000897</dc:date>
    <meta:document-statistic meta:table-count="0" meta:image-count="3" meta:object-count="0" meta:page-count="6" meta:paragraph-count="23" meta:word-count="2235" meta:character-count="14258" meta:non-whitespace-character-count="12030"/>
  </office:meta>
</office:document-meta>
</file>